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6.6646in"/>
    </style:style>
    <style:style style:name="co7" style:family="table-column">
      <style:table-column-properties fo:break-before="auto" style:column-width="8.7244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9937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1.1898in"/>
    </style:style>
    <style:style style:name="co12" style:family="table-column">
      <style:table-column-properties fo:break-before="auto" style:column-width="1.2984in"/>
    </style:style>
    <style:style style:name="co13" style:family="table-column">
      <style:table-column-properties fo:break-before="auto" style:column-width="2.63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use-window-font-color="true"/>
    </style:style>
    <style:style style:name="ce11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able-cell-properties fo:background-color="transparent"/>
    </style:style>
    <style:style style:name="ce17" style:family="table-cell" style:parent-style-name="Default" style:data-style-name="N37">
      <style:table-cell-properties fo:background-color="#000000"/>
    </style:style>
    <style:style style:name="ce18" style:family="table-cell" style:parent-style-name="Default" style:data-style-name="N37">
      <style:table-cell-properties fo:background-color="#000000"/>
      <style:text-properties style:use-window-font-color="true"/>
    </style:style>
    <style:style style:name="ce19" style:family="table-cell" style:parent-style-name="Default" style:data-style-name="N37">
      <style:table-cell-properties fo:background-color="#83caff"/>
    </style:style>
    <style:style style:name="ce20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1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P02_Soun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9" table:default-cell-style-name="Default"/>
        <table:table-column table:style-name="co2" table:number-columns-repeated="101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Status</text:p>
          </table:table-cell>
          <table:table-cell office:value-type="string">
            <text:p>Filename</text:p>
          </table:table-cell>
          <table:table-cell office:value-type="string">
            <text:p>Original filename</text:p>
          </table:table-cell>
          <table:table-cell office:value-type="string">
            <text:p>New sound replacment test</text:p>
          </table:table-cell>
          <table:table-cell table:style-name="ce7" office:value-type="string">
            <text:p>Fade In</text:p>
          </table:table-cell>
          <table:table-cell table:style-name="ce7" office:value-type="string">
            <text:p>Fade Out</text:p>
          </table:table-cell>
          <table:table-cell office:value-type="string">
            <text:p>File type</text:p>
          </table:table-cell>
          <table:table-cell office:value-type="string">
            <text:p>Sample Rate</text:p>
          </table:table-cell>
          <table:table-cell office:value-type="string">
            <text:p>Stereo</text:p>
          </table:table-cell>
          <table:table-cell office:value-type="string">
            <text:p>File Size</text:p>
          </table:table-cell>
          <table:table-cell office:value-type="string">
            <text:p>Delivery Date</text:p>
          </table:table-cell>
          <table:table-cell table:number-columns-repeated="1010"/>
        </table:table-row>
        <table:table-row table:style-name="ro1">
          <table:table-cell office:value-type="string">
            <text:p>Final Boss BGM</text:p>
          </table:table-cell>
          <table:table-cell office:value-type="string">
            <text:p>BGM</text:p>
          </table:table-cell>
          <table:table-cell office:value-type="string">
            <text:p>Boss Level</text:p>
          </table:table-cell>
          <table:table-cell table:style-name="ce2" office:value-type="string">
            <text:p>CRACKLE</text:p>
          </table:table-cell>
          <table:table-cell office:value-type="string">
            <text:p>P02_BGM_Final_Boss</text:p>
          </table:table-cell>
          <table:table-cell office:value-type="string">
            <text:p>children_07_MKS_night_is_day_L1</text:p>
          </table:table-cell>
          <table:table-cell office:value-type="string">
            <text:p>children_07_MKS_night_is_day_L1_mono_no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536">
            <text:p>536</text:p>
          </table:table-cell>
          <table:table-cell table:style-name="ce15" office:value-type="date" office:date-value="2011-03-30">
            <text:p>03/30/11</text:p>
          </table:table-cell>
          <table:table-cell table:number-columns-repeated="1010"/>
        </table:table-row>
        <table:table-row table:style-name="ro1">
          <table:table-cell office:value-type="string">
            <text:p>Monster Intro Stinger</text:p>
          </table:table-cell>
          <table:table-cell office:value-type="string">
            <text:p>BGM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BGM_Intro_Stinger</text:p>
          </table:table-cell>
          <table:table-cell table:style-name="ce5" office:value-type="string">
            <text:p>Big_Timpani_86_PL_Cut.wav</text:p>
          </table:table-cell>
          <table:table-cell table:style-name="ce5" office:value-type="string">
            <text:p>Big_Timpani_86_PL_mono_nor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380">
            <text:p>380</text:p>
          </table:table-cell>
          <table:table-cell table:style-name="ce15" office:value-type="date" office:date-value="2011-03-30">
            <text:p>03/30/1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Level Select Screen BGM</text:p>
          </table:table-cell>
          <table:table-cell table:style-name="ce1" office:value-type="string">
            <text:p>BGM</text:p>
          </table:table-cell>
          <table:table-cell table:style-name="ce1" office:value-type="string">
            <text:p>Map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BGM_Level_Select</text:p>
          </table:table-cell>
          <table:table-cell table:style-name="ce1" office:value-type="string">
            <text:p>children_03_APF_so_beautiful_L2</text:p>
          </table:table-cell>
          <table:table-cell table:style-name="ce1" office:value-type="string">
            <text:p>children_03_APF_so_beautiful_L2_mono_normal_minus_15db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wav</text:p>
          </table:table-cell>
          <table:table-cell table:style-name="ce12" office:value-type="float" office:value="22500">
            <text:p>22500</text:p>
          </table:table-cell>
          <table:table-cell table:style-name="ce12" office:value-type="string">
            <text:p>no</text:p>
          </table:table-cell>
          <table:table-cell table:style-name="ce12" office:value-type="float" office:value="689">
            <text:p>689</text:p>
          </table:table-cell>
          <table:table-cell table:style-name="ce16" office:value-type="date" office:date-value="2011-03-30">
            <text:p>03/30/11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You Lose</text:p>
          </table:table-cell>
          <table:table-cell office:value-type="string">
            <text:p>BGM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BGM_Lose</text:p>
          </table:table-cell>
          <table:table-cell office:value-type="string">
            <text:p>Big_Timpani_86_PL</text:p>
          </table:table-cell>
          <table:table-cell office:value-type="string">
            <text:p>Big_Timpani_86_PL_mono_nor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1001">
            <text:p>1001</text:p>
          </table:table-cell>
          <table:table-cell table:style-name="ce17" office:value-type="date" office:date-value="2010-02-25">
            <text:p>02/25/10</text:p>
          </table:table-cell>
          <table:table-cell table:number-columns-repeated="1010"/>
        </table:table-row>
        <table:table-row table:style-name="ro1">
          <table:table-cell office:value-type="string">
            <text:p>You Win</text:p>
          </table:table-cell>
          <table:table-cell office:value-type="string">
            <text:p>BGM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BGM_Win</text:p>
          </table:table-cell>
          <table:table-cell office:value-type="string">
            <text:p>children_03_APF_so_beautiful_L1x2loopwithfadeout</text:p>
          </table:table-cell>
          <table:table-cell office:value-type="string">
            <text:p>children_03_APF_so_beautiful_L1x2loopwithfadeinandout_mono_nor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172">
            <text:p>172</text:p>
          </table:table-cell>
          <table:table-cell table:style-name="ce17" office:value-type="date" office:date-value="2010-02-11">
            <text:p>02/11/10</text:p>
          </table:table-cell>
          <table:table-cell table:number-columns-repeated="1010"/>
        </table:table-row>
        <table:table-row table:style-name="ro1">
          <table:table-cell office:value-type="string">
            <text:p>Attack TAP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Attack_Tap</text:p>
          </table:table-cell>
          <table:table-cell office:value-type="string">
            <text:p>Whip crack bullwhip whoosh impact snap reverb_BLASTWAVEFX_18269_Cut.wav</text:p>
          </table:table-cell>
          <table:table-cell office:value-type="string">
            <text:p>Whip crack bullwhip whoosh impact snap reverb_BLASTWAVEFX_18269_Cut_Mono_normal_minus_18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1982">
            <text:p>1982</text:p>
          </table:table-cell>
          <table:table-cell table:style-name="ce17" office:value-type="date" office:date-value="2010-01-13">
            <text:p>01/13/10</text:p>
          </table:table-cell>
          <table:table-cell table:number-columns-repeated="1010"/>
        </table:table-row>
        <table:table-row table:style-name="ro1">
          <table:table-cell office:value-type="string">
            <text:p>Boss Hit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SFX_Boss_Hit</text:p>
          </table:table-cell>
          <table:table-cell office:value-type="string">
            <text:p>ANIMALS DINOSAUR VELOCIRAPTOR GRUNT 01_LOOPING</text:p>
          </table:table-cell>
          <table:table-cell office:value-type="string">
            <text:p>ANIMALS DINOSAUR VELOCIRAPTOR GRUNT 01_LOOPING_mono_normal_minus_10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347">
            <text:p>347</text:p>
          </table:table-cell>
          <table:table-cell table:style-name="ce17" office:value-type="date" office:date-value="2010-02-11">
            <text:p>02/11/10</text:p>
          </table:table-cell>
          <table:table-cell table:number-columns-repeated="1010"/>
        </table:table-row>
        <table:table-row table:style-name="ro1">
          <table:table-cell office:value-type="string">
            <text:p>Enemy_A Death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Death_A</text:p>
          </table:table-cell>
          <table:table-cell office:value-type="string">
            <text:p>Spider monkey screech warble_BLASTWAVEFX_20498</text:p>
          </table:table-cell>
          <table:table-cell office:value-type="string">
            <text:p>Spider monkey screech warble_BLASTWAVEFX_20498_mono_nomal_minus_15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96">
            <text:p>96</text:p>
          </table:table-cell>
          <table:table-cell table:style-name="ce15" office:value-type="date" office:date-value="2011-05-06">
            <text:p>05/06/11</text:p>
          </table:table-cell>
          <table:table-cell table:number-columns-repeated="1010"/>
        </table:table-row>
        <table:table-row table:style-name="ro1">
          <table:table-cell office:value-type="string">
            <text:p>Enemy Spawn Sound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Enemy_Spawn</text:p>
          </table:table-cell>
          <table:table-cell office:value-type="string">
            <text:p>digital-explosion_w_debris</text:p>
          </table:table-cell>
          <table:table-cell office:value-type="string">
            <text:p>digital-explosion_cut_mono_no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296">
            <text:p>296</text:p>
          </table:table-cell>
          <table:table-cell table:style-name="ce17" office:value-type="date" office:date-value="2010-02-11">
            <text:p>02/11/10</text:p>
          </table:table-cell>
          <table:table-cell table:number-columns-repeated="1010"/>
        </table:table-row>
        <table:table-row table:style-name="ro1">
          <table:table-cell office:value-type="string">
            <text:p>Player Eat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Player_Eat</text:p>
          </table:table-cell>
          <table:table-cell office:value-type="string">
            <text:p>high_pitched_gulp</text:p>
          </table:table-cell>
          <table:table-cell office:value-type="string">
            <text:p>high_pitched_gulp_mono_nor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348">
            <text:p>348</text:p>
          </table:table-cell>
          <table:table-cell table:style-name="ce17" office:value-type="date" office:date-value="2009-02-11">
            <text:p>02/11/09</text:p>
          </table:table-cell>
          <table:table-cell table:number-columns-repeated="1010"/>
        </table:table-row>
        <table:table-row table:style-name="ro1">
          <table:table-cell office:value-type="string">
            <text:p>Player Hit 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Player_Hit</text:p>
          </table:table-cell>
          <table:table-cell office:value-type="string">
            <text:p>Pixy_Hit</text:p>
          </table:table-cell>
          <table:table-cell office:value-type="string">
            <text:p>Pixy_Hit_cut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1040">
            <text:p>1040</text:p>
          </table:table-cell>
          <table:table-cell table:style-name="ce18" office:value-type="date" office:date-value="2010-10-02">
            <text:p>10/02/10</text:p>
          </table:table-cell>
          <table:table-cell table:number-columns-repeated="1010"/>
        </table:table-row>
        <table:table-row table:style-name="ro1">
          <table:table-cell office:value-type="string">
            <text:p>Rock Smash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SFX_Rock_Smash</text:p>
          </table:table-cell>
          <table:table-cell office:value-type="string">
            <text:p>Grenade explosion 12_SFXBible_ss00691_super_short.wav</text:p>
          </table:table-cell>
          <table:table-cell office:value-type="string">
            <text:p>Grenade explosion 12_SFXBible_ss00691_super_short_mono_nor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692">
            <text:p>692</text:p>
          </table:table-cell>
          <table:table-cell table:style-name="ce17" office:value-type="date" office:date-value="2010-04-13">
            <text:p>04/13/10</text:p>
          </table:table-cell>
          <table:table-cell table:number-columns-repeated="1010"/>
        </table:table-row>
        <table:table-row table:style-name="ro1">
          <table:table-cell office:value-type="string">
            <text:p>Player Chanting</text:p>
          </table:table-cell>
          <table:table-cell office:value-type="string">
            <text:p>SFX</text:p>
          </table:table-cell>
          <table:table-cell office:value-type="string">
            <text:p>Game / RPG</text:p>
          </table:table-cell>
          <table:table-cell table:style-name="ce2" office:value-type="string">
            <text:p>CRACKLE</text:p>
          </table:table-cell>
          <table:table-cell office:value-type="string">
            <text:p>P02_SFX_Player_Chant</text:p>
          </table:table-cell>
          <table:table-cell office:value-type="string">
            <text:p>Sci Fi high-toned light sabre steady.wav</text:p>
          </table:table-cell>
          <table:table-cell office:value-type="string">
            <text:p>Chanting-Reveresed_mono_nor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36">
            <text:p>36</text:p>
          </table:table-cell>
          <table:table-cell table:style-name="ce17" office:value-type="date" office:date-value="2010-04-13">
            <text:p>04/13/10</text:p>
          </table:table-cell>
          <table:table-cell table:number-columns-repeated="1010"/>
        </table:table-row>
        <table:table-row table:style-name="ro1">
          <table:table-cell office:value-type="string">
            <text:p>Vortex Wind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Vortex</text:p>
          </table:table-cell>
          <table:table-cell office:value-type="string">
            <text:p>Suction Whoosh – Absorb-Release-Spray-Soft_Cut</text:p>
          </table:table-cell>
          <table:table-cell office:value-type="string">
            <text:p>Suction Whoosh - Absorb-Release-Spray-Soft_Cut_mono_normal_minus_15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36">
            <text:p>36</text:p>
          </table:table-cell>
          <table:table-cell table:style-name="ce17" office:value-type="date" office:date-value="2010-10-12">
            <text:p>10/12/10</text:p>
          </table:table-cell>
          <table:table-cell table:number-columns-repeated="1010"/>
        </table:table-row>
        <table:table-row table:style-name="ro1">
          <table:table-cell office:value-type="string">
            <text:p>In game Music</text:p>
          </table:table-cell>
          <table:table-cell office:value-type="string">
            <text:p>BGM</text:p>
          </table:table-cell>
          <table:table-cell office:value-type="string">
            <text:p>Game</text:p>
          </table:table-cell>
          <table:table-cell table:style-name="ce3" office:value-type="string">
            <text:p>FINAL</text:p>
          </table:table-cell>
          <table:table-cell office:value-type="string">
            <text:p>P02_BGM_Game_Music</text:p>
          </table:table-cell>
          <table:table-cell office:value-type="string">
            <text:p>children_01_EVA_little_ones_3_2_sequence</text:p>
          </table:table-cell>
          <table:table-cell office:value-type="string">
            <text:p>children_01_EVA_little_ones_3_2_sequence_mono_nor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style-name="ce17" office:value-type="date" office:date-value="2010-10-12">
            <text:p>10/12/1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in Menu</text:p>
          </table:table-cell>
          <table:table-cell table:style-name="ce1" office:value-type="string">
            <text:p>BGM</text:p>
          </table:table-cell>
          <table:table-cell table:style-name="ce1" office:value-type="string">
            <text:p>Main Menu</text:p>
          </table:table-cell>
          <table:table-cell table:style-name="ce3" office:value-type="string">
            <text:p>FINAL</text:p>
          </table:table-cell>
          <table:table-cell table:style-name="ce1" office:value-type="string">
            <text:p>P02_BGM_Main_Menu</text:p>
          </table:table-cell>
          <table:table-cell table:style-name="ce1" office:value-type="string">
            <text:p>dramatic_orchestra_02_until_they_came_L1_clean_loop.wav</text:p>
          </table:table-cell>
          <table:table-cell table:style-name="ce1" office:value-type="string">
            <text:p>dramatic_orchestra_02_until_they_came_L1_clip_mono_normalized_minus_12db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wav</text:p>
          </table:table-cell>
          <table:table-cell table:style-name="ce12" office:value-type="float" office:value="22500">
            <text:p>22500</text:p>
          </table:table-cell>
          <table:table-cell table:style-name="ce12" office:value-type="string">
            <text:p>no</text:p>
          </table:table-cell>
          <table:table-cell table:style-name="ce12" office:value-type="float" office:value="28">
            <text:p>28</text:p>
          </table:table-cell>
          <table:table-cell table:style-name="ce16" office:value-type="date" office:date-value="2010-10-12">
            <text:p>10/12/10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Enemy_D Death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Death_D</text:p>
          </table:table-cell>
          <table:table-cell office:value-type="string">
            <text:p>Creature dinosaur squak -nature- sfx-_Nightingale Music Productions_14567</text:p>
          </table:table-cell>
          <table:table-cell office:value-type="string">
            <text:p>Creature dinosaur squak -nature- sfx-_Nightingale Music Productions_14567_mono_normal_minus_10db - Cop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20">
            <text:p>20</text:p>
          </table:table-cell>
          <table:table-cell table:style-name="ce17" office:value-type="date" office:date-value="2010-02-11">
            <text:p>02/11/10</text:p>
          </table:table-cell>
          <table:table-cell table:number-columns-repeated="1010"/>
        </table:table-row>
        <table:table-row table:style-name="ro1">
          <table:table-cell office:value-type="string">
            <text:p>Outro / Credits </text:p>
          </table:table-cell>
          <table:table-cell office:value-type="string">
            <text:p>BGM</text:p>
          </table:table-cell>
          <table:table-cell office:value-type="string">
            <text:p>Final Credits</text:p>
          </table:table-cell>
          <table:table-cell table:style-name="ce3" office:value-type="string">
            <text:p>FINAL</text:p>
          </table:table-cell>
          <table:table-cell office:value-type="string">
            <text:p>P02_BGM_Credits</text:p>
          </table:table-cell>
          <table:table-cell office:value-type="string">
            <text:p>children_02_BL_EVA_mr_tiny_L1_L2sequence</text:p>
          </table:table-cell>
          <table:table-cell office:value-type="string">
            <text:p>children_07_MKS_night_is_day_L1_mono_nomal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88">
            <text:p>88</text:p>
          </table:table-cell>
          <table:table-cell table:style-name="ce17" office:value-type="date" office:date-value="2010-10-28">
            <text:p>10/28/10</text:p>
          </table:table-cell>
          <table:table-cell table:number-columns-repeated="1010"/>
        </table:table-row>
        <table:table-row table:style-name="ro1">
          <table:table-cell office:value-type="string">
            <text:p>Eclipse Song</text:p>
          </table:table-cell>
          <table:table-cell office:value-type="string">
            <text:p>BGM</text:p>
          </table:table-cell>
          <table:table-cell office:value-type="string">
            <text:p>Game</text:p>
          </table:table-cell>
          <table:table-cell table:style-name="ce3" office:value-type="string">
            <text:p>FINAL</text:p>
          </table:table-cell>
          <table:table-cell table:style-name="ce1" office:value-type="string">
            <text:p>P02_BGM_Eclipse</text:p>
          </table:table-cell>
          <table:table-cell office:value-type="string">
            <text:p>orchestral_10_unnamable_L2_perfect_loop.wav</text:p>
          </table:table-cell>
          <table:table-cell office:value-type="string">
            <text:p>chorchestral_10_unnamable_L2_short_sequence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56">
            <text:p>56</text:p>
          </table:table-cell>
          <table:table-cell table:style-name="ce17" office:value-type="date" office:date-value="2010-10-28">
            <text:p>10/28/10</text:p>
          </table:table-cell>
          <table:table-cell table:number-columns-repeated="1010"/>
        </table:table-row>
        <table:table-row table:style-name="ro1">
          <table:table-cell office:value-type="string">
            <text:p>End Game Screen Song</text:p>
          </table:table-cell>
          <table:table-cell office:value-type="string">
            <text:p>BGM</text:p>
          </table:table-cell>
          <table:table-cell office:value-type="string">
            <text:p>End Game Screen</text:p>
          </table:table-cell>
          <table:table-cell table:style-name="ce3" office:value-type="string">
            <text:p>FINAL</text:p>
          </table:table-cell>
          <table:table-cell table:style-name="ce1" office:value-type="string">
            <text:p>P02_BGM_End_Movie</text:p>
          </table:table-cell>
          <table:table-cell office:value-type="string">
            <text:p>children_04_BL_EVA_land_of_wonders_L2.wav</text:p>
          </table:table-cell>
          <table:table-cell office:value-type="string">
            <text:p>children_04_BL_EVA_land_of_wonders_L2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48">
            <text:p>48</text:p>
          </table:table-cell>
          <table:table-cell table:style-name="ce15" office:value-type="date" office:date-value="2011-01-31">
            <text:p>01/31/11</text:p>
          </table:table-cell>
          <table:table-cell table:number-columns-repeated="1010"/>
        </table:table-row>
        <table:table-row table:style-name="ro1">
          <table:table-cell office:value-type="string">
            <text:p>Final You Win</text:p>
          </table:table-cell>
          <table:table-cell office:value-type="string">
            <text:p>BGM</text:p>
          </table:table-cell>
          <table:table-cell office:value-type="string">
            <text:p>Game</text:p>
          </table:table-cell>
          <table:table-cell table:style-name="ce3" office:value-type="string">
            <text:p>FINAL</text:p>
          </table:table-cell>
          <table:table-cell office:value-type="string">
            <text:p>P02_BGM_Final_Win</text:p>
          </table:table-cell>
          <table:table-cell office:value-type="string">
            <text:p>children_04_BL_EVA_land_of_wonders_L1</text:p>
          </table:table-cell>
          <table:table-cell office:value-type="string">
            <text:p>children_04_BL_EVA_land_of_wonders_L1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44">
            <text:p>44</text:p>
          </table:table-cell>
          <table:table-cell table:style-name="ce17" office:value-type="date" office:date-value="2010-10-12">
            <text:p>10/12/10</text:p>
          </table:table-cell>
          <table:table-cell table:number-columns-repeated="1010"/>
        </table:table-row>
        <table:table-row table:style-name="ro1">
          <table:table-cell office:value-type="string">
            <text:p>Movie Music</text:p>
          </table:table-cell>
          <table:table-cell office:value-type="string">
            <text:p>BGM</text:p>
          </table:table-cell>
          <table:table-cell office:value-type="string">
            <text:p>Intro Movie</text:p>
          </table:table-cell>
          <table:table-cell table:style-name="ce3" office:value-type="string">
            <text:p>FINAL</text:p>
          </table:table-cell>
          <table:table-cell office:value-type="string">
            <text:p>P02_BGM_Intro_Dramatic</text:p>
          </table:table-cell>
          <table:table-cell office:value-type="string">
            <text:p>dramatic_orchestra_02_until_they_came_L2</text:p>
          </table:table-cell>
          <table:table-cell office:value-type="string">
            <text:p>dramatic_orchestra_02_until_they_came_L2_clip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52">
            <text:p>52</text:p>
          </table:table-cell>
          <table:table-cell table:style-name="ce17" office:value-type="date" office:date-value="2010-10-12">
            <text:p>10/12/10</text:p>
          </table:table-cell>
          <table:table-cell table:number-columns-repeated="1010"/>
        </table:table-row>
        <table:table-row table:style-name="ro1">
          <table:table-cell office:value-type="string">
            <text:p>Out of Mana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Mana_Out</text:p>
          </table:table-cell>
          <table:table-cell office:value-type="string">
            <text:p>Pixie_WHEEZING COUGH- MALE</text:p>
          </table:table-cell>
          <table:table-cell office:value-type="string">
            <text:p>Pixie_WHEEZING COUGH- MALE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table:style-name="ce17" office:value-type="date" office:date-value="2010-02-11">
            <text:p>02/11/10</text:p>
          </table:table-cell>
          <table:table-cell table:number-columns-repeated="1010"/>
        </table:table-row>
        <table:table-row table:style-name="ro1">
          <table:table-cell office:value-type="string">
            <text:p>Enemy_B Attack Sound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ATK_Spit</text:p>
          </table:table-cell>
          <table:table-cell office:value-type="string">
            <text:p>Monster bear groan grunt creature_BLASTWAVEFX_00117</text:p>
          </table:table-cell>
          <table:table-cell office:value-type="string">
            <text:p>Monster bear groan grunt creature_BLASTWAVEFX_00117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36">
            <text:p>36</text:p>
          </table:table-cell>
          <table:table-cell table:style-name="ce17" office:value-type="date" office:date-value="2010-02-11">
            <text:p>02/11/10</text:p>
          </table:table-cell>
          <table:table-cell table:number-columns-repeated="1010"/>
        </table:table-row>
        <table:table-row table:style-name="ro1">
          <table:table-cell office:value-type="string">
            <text:p>Boss Death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SFX_Boss_Death</text:p>
          </table:table-cell>
          <table:table-cell office:value-type="string">
            <text:p>many vikings shout_cut</text:p>
          </table:table-cell>
          <table:table-cell office:value-type="string">
            <text:p>many vikings shout_cut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60">
            <text:p>60</text:p>
          </table:table-cell>
          <table:table-cell table:style-name="ce17" office:value-type="date" office:date-value="2010-02-11">
            <text:p>02/11/10</text:p>
          </table:table-cell>
          <table:table-cell table:number-columns-repeated="1010"/>
        </table:table-row>
        <table:table-row table:style-name="ro1">
          <table:table-cell office:value-type="string">
            <text:p>Cash Register</text:p>
          </table:table-cell>
          <table:table-cell office:value-type="string">
            <text:p>SFX</text:p>
          </table:table-cell>
          <table:table-cell office:value-type="string">
            <text:p>RPG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SFX_Cash</text:p>
          </table:table-cell>
          <table:table-cell office:value-type="string">
            <text:p>Cash_register_Cut.WAV</text:p>
          </table:table-cell>
          <table:table-cell office:value-type="string">
            <text:p>Cash_register_Cut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96">
            <text:p>96</text:p>
          </table:table-cell>
          <table:table-cell table:style-name="ce17" office:value-type="date" office:date-value="2010-03-25">
            <text:p>03/25/10</text:p>
          </table:table-cell>
          <table:table-cell table:number-columns-repeated="1010"/>
        </table:table-row>
        <table:table-row table:style-name="ro1">
          <table:table-cell office:value-type="string">
            <text:p>Button Click Back</text:p>
          </table:table-cell>
          <table:table-cell office:value-type="string">
            <text:p>SFX</text:p>
          </table:table-cell>
          <table:table-cell office:value-type="string">
            <text:p>Menu</text:p>
          </table:table-cell>
          <table:table-cell table:style-name="ce2" office:value-type="string">
            <text:p>CRACKLE</text:p>
          </table:table-cell>
          <table:table-cell office:value-type="string">
            <text:p>P02_SFX_Click_B</text:p>
          </table:table-cell>
          <table:table-cell office:value-type="string">
            <text:p>TECHNOLOGY CONTROLLER BUTTON CLICK 01</text:p>
          </table:table-cell>
          <table:table-cell office:value-type="string">
            <text:p>TECHNOLOGY CONTROLLER BUTTON CLICK 01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96">
            <text:p>96</text:p>
          </table:table-cell>
          <table:table-cell table:style-name="ce15" office:value-type="date" office:date-value="2011-02-28">
            <text:p>02/28/11</text:p>
          </table:table-cell>
          <table:table-cell table:number-columns-repeated="1010"/>
        </table:table-row>
        <table:table-row table:style-name="ro1">
          <table:table-cell office:value-type="string">
            <text:p>Button Click Forward</text:p>
          </table:table-cell>
          <table:table-cell office:value-type="string">
            <text:p>SFX</text:p>
          </table:table-cell>
          <table:table-cell office:value-type="string">
            <text:p>Menu</text:p>
          </table:table-cell>
          <table:table-cell table:style-name="ce2" office:value-type="string">
            <text:p>CRACKLE</text:p>
          </table:table-cell>
          <table:table-cell office:value-type="string">
            <text:p>P02_SFX_Click_F</text:p>
          </table:table-cell>
          <table:table-cell office:value-type="string">
            <text:p>TECHNOLOGY BUTTON RADIO CLICK 01</text:p>
          </table:table-cell>
          <table:table-cell office:value-type="string">
            <text:p>TECHNOLOGY BUTTON RADIO CLICK 01_mono_normalized_minus_10db</text:p>
          </table:table-cell>
          <table:table-cell table:style-name="ce8" office:value-type="string">
            <text:p>N</text:p>
          </table:table-cell>
          <table:table-cell table:style-name="ce11" office:value-type="string">
            <text:p>Y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60">
            <text:p>60</text:p>
          </table:table-cell>
          <table:table-cell table:style-name="ce17" office:value-type="date" office:date-value="2010-02-25">
            <text:p>02/25/10</text:p>
          </table:table-cell>
          <table:table-cell table:number-columns-repeated="1010"/>
        </table:table-row>
        <table:table-row table:style-name="ro1">
          <table:table-cell office:value-type="string">
            <text:p>Enemy_B Death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Death_B</text:p>
          </table:table-cell>
          <table:table-cell office:value-type="string">
            <text:p>ANIMALS DINOSAUR GRUNT 01.wav</text:p>
          </table:table-cell>
          <table:table-cell office:value-type="string">
            <text:p>ANIMALS DINOSAUR GRUNT 01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32">
            <text:p>32</text:p>
          </table:table-cell>
          <table:table-cell table:style-name="ce17" office:value-type="date" office:date-value="2010-07-22">
            <text:p>07/22/10</text:p>
          </table:table-cell>
          <table:table-cell table:number-columns-repeated="1010"/>
        </table:table-row>
        <table:table-row table:style-name="ro1">
          <table:table-cell office:value-type="string">
            <text:p>Final Grow Sound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SFX_FINAL_GROW</text:p>
          </table:table-cell>
          <table:table-cell table:style-name="ce6" office:value-type="string">
            <text:p>Cut_orchestral_assention</text:p>
          </table:table-cell>
          <table:table-cell table:style-name="ce6" office:value-type="string">
            <text:p>Cut_orchestral_assention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  <table:table-cell table:style-name="ce17" office:value-type="date" office:date-value="2010-03-25">
            <text:p>03/25/10</text:p>
          </table:table-cell>
          <table:table-cell table:number-columns-repeated="1010"/>
        </table:table-row>
        <table:table-row table:style-name="ro1">
          <table:table-cell office:value-type="string">
            <text:p>VineKing Fall Intro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SFX_INTRO_FALL</text:p>
          </table:table-cell>
          <table:table-cell office:value-type="string">
            <text:p>Sound design cartoon accent orchestral chromatic descends falling fastBLASTWAVEFX_21029_CUT</text:p>
          </table:table-cell>
          <table:table-cell office:value-type="string">
            <text:p>Sound design cartoon accent orchestral chromatic descends falling fastBLASTWAVEFX_21029_CUT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36">
            <text:p>36</text:p>
          </table:table-cell>
          <table:table-cell table:style-name="ce17" office:value-type="date" office:date-value="2010-10-12">
            <text:p>10/12/1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layer Death Scream</text:p>
          </table:table-cell>
          <table:table-cell table:style-name="ce2" office:value-type="string">
            <text:p>SFX</text:p>
          </table:table-cell>
          <table:table-cell table:style-name="ce2" office:value-type="string">
            <text:p>Game</text:p>
          </table:table-cell>
          <table:table-cell table:style-name="ce2" office:value-type="string">
            <text:p>CRACKLE</text:p>
          </table:table-cell>
          <table:table-cell table:style-name="ce2" office:value-type="string">
            <text:p>P02_SFX_Player_Death</text:p>
          </table:table-cell>
          <table:table-cell table:style-name="ce2" office:value-type="string">
            <text:p>Pixie_death_dry</text:p>
          </table:table-cell>
          <table:table-cell table:style-name="ce2" office:value-type="string">
            <text:p>Pixy_Hit_cut_mono_normalized_minus_5db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3" office:value-type="string">
            <text:p>wav</text:p>
          </table:table-cell>
          <table:table-cell table:style-name="ce13" office:value-type="float" office:value="22500">
            <text:p>22500</text:p>
          </table:table-cell>
          <table:table-cell table:style-name="ce13" office:value-type="string">
            <text:p>no</text:p>
          </table:table-cell>
          <table:table-cell table:style-name="ce13" office:value-type="float" office:value="12">
            <text:p>12</text:p>
          </table:table-cell>
          <table:table-cell table:style-name="ce19" office:value-type="date" office:date-value="2020-12-20">
            <text:p>12/20/20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Enemy_A Puke Sound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FX_PUKE_Blob</text:p>
          </table:table-cell>
          <table:table-cell office:value-type="string">
            <text:p>burp_and_flame.wav</text:p>
          </table:table-cell>
          <table:table-cell office:value-type="string">
            <text:p>burp_and_flame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72">
            <text:p>72</text:p>
          </table:table-cell>
          <table:table-cell table:style-name="ce17" office:value-type="date" office:date-value="2010-10-12">
            <text:p>10/12/10</text:p>
          </table:table-cell>
          <table:table-cell table:number-columns-repeated="1010"/>
        </table:table-row>
        <table:table-row table:style-name="ro1">
          <table:table-cell office:value-type="string">
            <text:p>Enemy_D Spawn Sound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4" office:value-type="string">
            <text:p>NEW</text:p>
          </table:table-cell>
          <table:table-cell office:value-type="string">
            <text:p>P02_SFX_SPAWN_Smoke</text:p>
          </table:table-cell>
          <table:table-cell office:value-type="string">
            <text:p>Lightning crash boom 01_SFXBible_ss07244_cut.wav</text:p>
          </table:table-cell>
          <table:table-cell office:value-type="string">
            <text:p>pop4_mono_normalized_minus_5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76">
            <text:p>76</text:p>
          </table:table-cell>
          <table:table-cell table:style-name="ce15" office:value-type="date" office:date-value="2011-02-28">
            <text:p>02/28/11</text:p>
          </table:table-cell>
          <table:table-cell table:number-columns-repeated="1010"/>
        </table:table-row>
        <table:table-row table:style-name="ro1">
          <table:table-cell office:value-type="string">
            <text:p>VineKing Impact Thud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SFX_THUD</text:p>
          </table:table-cell>
          <table:table-cell table:style-name="ce6" office:value-type="string">
            <text:p>Designed impact thud deep_BLASTWAVEFX_14346</text:p>
          </table:table-cell>
          <table:table-cell table:style-name="ce6" office:value-type="string">
            <text:p>Designed impact thud deep_BLASTWAVEFX_14346_mono_normalized_minus_10db</text:p>
          </table:table-cell>
          <table:table-cell table:style-name="ce8" office:value-type="string">
            <text:p>N</text:p>
          </table:table-cell>
          <table:table-cell table:style-name="ce11" office:value-type="string">
            <text:p>Y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252">
            <text:p>252</text:p>
          </table:table-cell>
          <table:table-cell table:style-name="ce17" office:value-type="date" office:date-value="2010-10-27">
            <text:p>10/27/10</text:p>
          </table:table-cell>
          <table:table-cell table:number-columns-repeated="1010"/>
        </table:table-row>
        <table:table-row table:style-name="ro1">
          <table:table-cell office:value-type="string">
            <text:p>Final Win Rage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table:style-name="ce1" office:value-type="string">
            <text:p>P02_SFX_WIN_GRUNT</text:p>
          </table:table-cell>
          <table:table-cell table:style-name="ce6" office:value-type="string">
            <text:p>Vocalisation grunt growl long angry_BLASTWAVEFX_31226_pixie</text:p>
          </table:table-cell>
          <table:table-cell table:style-name="ce6" office:value-type="string">
            <text:p>Vocalisation grunt growl long angry_BLASTWAVEFX_31226_pixie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52">
            <text:p>52</text:p>
          </table:table-cell>
          <table:table-cell table:style-name="ce15" office:value-type="date" office:date-value="2011-02-28">
            <text:p>02/28/11</text:p>
          </table:table-cell>
          <table:table-cell table:number-columns-repeated="1010"/>
        </table:table-row>
        <table:table-row table:style-name="ro1">
          <table:table-cell office:value-type="string">
            <text:p>Crystal Shatter</text:p>
          </table:table-cell>
          <table:table-cell office:value-type="string">
            <text:p>SFX</text:p>
          </table:table-cell>
          <table:table-cell office:value-type="string">
            <text:p>Game</text:p>
          </table:table-cell>
          <table:table-cell table:style-name="ce2" office:value-type="string">
            <text:p>CRACKLE</text:p>
          </table:table-cell>
          <table:table-cell office:value-type="string">
            <text:p>P02_Shatter</text:p>
          </table:table-cell>
          <table:table-cell office:value-type="string">
            <text:p>FOLEY GLASS DEBRIS MOVEMENT SHATTER 01_Trimmed_And_Amplified</text:p>
          </table:table-cell>
          <table:table-cell office:value-type="string">
            <text:p>FOLEY GLASS DEBRIS MOVEMENT SHATTER 01_trimmed_mono_normalized_minus_10d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32">
            <text:p>32</text:p>
          </table:table-cell>
          <table:table-cell table:style-name="ce17" office:value-type="date" office:date-value="2010-07-22">
            <text:p>07/22/1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3">
          <table:table-cell table:number-columns-repeated="3"/>
          <table:table-cell table:style-name="ce1" table:number-columns-repeated="2"/>
          <table:table-cell table:number-columns-repeated="4"/>
          <table:table-cell table:style-name="ce12"/>
          <table:table-cell table:number-columns-repeated="3"/>
          <table:table-cell table:style-name="ce15"/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-Removed compression <text:s/>- mono through audacity - normalized to -10db</text:p>
          </table:table-cell>
          <table:table-cell table:number-columns-repeated="8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>
            <text:p>_mono_normalized_minus_10db</text:p>
          </table:table-cell>
          <table:table-cell table:number-columns-repeated="8"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10"/>
          <table:table-cell office:value-type="string">
            <text:p>Total Sound Memory Map</text:p>
          </table:table-cell>
          <table:table-cell/>
          <table:table-cell table:style-name="ce14" table:formula="of:=SUM([.M2:.M43])" office:value-type="float" office:value="8931">
            <text:p>8931</text:p>
          </table:table-cell>
          <table:table-cell table:style-name="ce20" office:value-type="string">
            <text:p>k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ce21"/>
        <table:table-column table:style-name="co13" table:default-cell-style-name="Default"/>
        <table:table-column table:style-name="co2" table:number-columns-repeated="4" table:default-cell-style-name="ce7"/>
        <table:table-column table:style-name="co2" table:default-cell-style-name="ce17"/>
        <table:table-column table:style-name="co2" table:default-cell-style-name="Default"/>
        <table:table-row table:style-name="ro1">
          <table:table-cell office:value-type="string">
            <text:p>CUT SOUNDS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>
            <text:p>Player Footsteps</text:p>
          </table:table-cell>
          <table:table-cell office:value-type="string">
            <text:p>SFX</text:p>
          </table:table-cell>
          <table:table-cell table:style-name="Default"/>
          <table:table-cell office:value-type="string">
            <text:p>P02_SFX_P_Footsteps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>
            <text:p>Player starts to move</text:p>
          </table:table-cell>
          <table:table-cell office:value-type="string">
            <text:p>SFX</text:p>
          </table:table-cell>
          <table:table-cell office:value-type="string">
            <text:p>PLACEHOLDER</text:p>
          </table:table-cell>
          <table:table-cell office:value-type="string">
            <text:p>P02_SFX_P_Move_Start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20">
            <text:p>20</text:p>
          </table:table-cell>
          <table:table-cell table:style-name="Default"/>
          <table:table-cell office:value-type="string">
            <text:p>pixy_grunt2</text:p>
          </table:table-cell>
        </table:table-row>
        <table:table-row table:style-name="ro1">
          <table:table-cell office:value-type="string">
            <text:p>Player Grow</text:p>
          </table:table-cell>
          <table:table-cell office:value-type="string">
            <text:p>SFX</text:p>
          </table:table-cell>
          <table:table-cell office:value-type="string">
            <text:p>PLACEHOLDER</text:p>
          </table:table-cell>
          <table:table-cell office:value-type="string">
            <text:p>P02_SFX_P_Grow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  <table:table-cell office:value-type="date" office:date-value="2009-02-11">
            <text:p>02/11/09</text:p>
          </table:table-cell>
          <table:table-cell office:value-type="string">
            <text:p>pixy_grunt</text:p>
          </table:table-cell>
        </table:table-row>
        <table:table-row table:style-name="ro1">
          <table:table-cell office:value-type="string">
            <text:p>Attack Chomp</text:p>
          </table:table-cell>
          <table:table-cell office:value-type="string">
            <text:p>SFX</text:p>
          </table:table-cell>
          <table:table-cell office:value-type="string">
            <text:p>PLACEHOLDER</text:p>
          </table:table-cell>
          <table:table-cell office:value-type="string">
            <text:p>P02_SFX_Attack_Chomp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  <table:table-cell office:value-type="date" office:date-value="2010-02-11">
            <text:p>02/11/10</text:p>
          </table:table-cell>
          <table:table-cell office:value-type="string">
            <text:p>Bite food chip quick chomp_BLASTWAVEFX_03712</text:p>
          </table:table-cell>
        </table:table-row>
        <table:table-row table:style-name="ro1">
          <table:table-cell office:value-type="string">
            <text:p>Attack Slash</text:p>
          </table:table-cell>
          <table:table-cell office:value-type="string">
            <text:p>SFX</text:p>
          </table:table-cell>
          <table:table-cell office:value-type="string">
            <text:p>PLACEHOLDER</text:p>
          </table:table-cell>
          <table:table-cell office:value-type="string">
            <text:p>P02_SFX_Attack_Whip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24">
            <text:p>24</text:p>
          </table:table-cell>
          <table:table-cell office:value-type="date" office:date-value="2010-02-11">
            <text:p>02/11/10</text:p>
          </table:table-cell>
          <table:table-cell office:value-type="string">
            <text:p>carbon_rod_whoosh</text:p>
          </table:table-cell>
        </table:table-row>
        <table:table-row table:style-name="ro1">
          <table:table-cell office:value-type="string">
            <text:p>Enemy_C Death</text:p>
          </table:table-cell>
          <table:table-cell office:value-type="string">
            <text:p>SFX</text:p>
          </table:table-cell>
          <table:table-cell office:value-type="string">
            <text:p>PLACEHOLDER</text:p>
          </table:table-cell>
          <table:table-cell office:value-type="string">
            <text:p>P02_SFX_Death_C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24">
            <text:p>24</text:p>
          </table:table-cell>
          <table:table-cell office:value-type="date" office:date-value="2010-02-11">
            <text:p>02/11/10</text:p>
          </table:table-cell>
          <table:table-cell office:value-type="string">
            <text:p>Male voice screaming while falling x3shortfast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>
            <text:p>Ring Grow</text:p>
          </table:table-cell>
          <table:table-cell office:value-type="string">
            <text:p>SFX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>
            <text:p>CHANGED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>
            <text:p>Enemy Spawn Sound</text:p>
          </table:table-cell>
          <table:table-cell office:value-type="string">
            <text:p>SFX</text:p>
          </table:table-cell>
          <table:table-cell office:value-type="string">
            <text:p>PLACEHOLDER</text:p>
          </table:table-cell>
          <table:table-cell office:value-type="string">
            <text:p>P02_SFX_Lava_Bub</text:p>
          </table:table-cell>
          <table:table-cell office:value-type="string">
            <text:p>wav</text:p>
          </table:table-cell>
          <table:table-cell office:value-type="float" office:value="22500">
            <text:p>22500</text:p>
          </table:table-cell>
          <table:table-cell office:value-type="string">
            <text:p>no</text:p>
          </table:table-cell>
          <table:table-cell office:value-type="float" office:value="56">
            <text:p>56</text:p>
          </table:table-cell>
          <table:table-cell office:value-type="date" office:date-value="2009-02-11">
            <text:p>02/11/09</text:p>
          </table:table-cell>
          <table:table-cell office:value-type="string">
            <text:p>gloop1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</table:table-row>
      </table:table>
      <table:database-ranges>
        <table:database-range table:target-range-address="P02_Sound.A1:P02_Sound.G3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NE" style:family="table-cell" style:parent-style-name="Default">
      <style:table-cell-properties fo:background-color="#ff0000"/>
    </style:style>
    <style:style style:name="PLACEHOLDER" style:family="table-cell" style:parent-style-name="Default">
      <style:table-cell-properties fo:background-color="#ffff00"/>
    </style:style>
    <style:style style:name="FINAL" style:family="table-cell" style:parent-style-name="Default">
      <style:table-cell-properties fo:background-color="#00800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06/02/2011</text:date>, <text:time>11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6H01M16S</meta:editing-duration>
    <meta:editing-cycles>74</meta:editing-cycles>
    <meta:generator>OpenOffice.org/3.2$Win32 OpenOffice.org_project/320m12$Build-9483</meta:generator>
    <dc:date>2011-06-02T11:05:10.19</dc:date>
    <meta:document-statistic meta:table-count="2" meta:cell-count="604" meta:object-count="0"/>
    <meta:user-defined meta:name="Info 1"/>
    <meta:user-defined meta:name="Info 2"/>
    <meta:user-defined meta:name="Info 3"/>
    <meta:user-defined meta:name="Info 4"/>
  </office:meta>
</office:document-meta>
</file>